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43.xml"/>
  <manifest:file-entry manifest:media-type="text/xml" manifest:full-path="Basic/Standard/Sheet46.xml"/>
  <manifest:file-entry manifest:media-type="text/xml" manifest:full-path="Basic/Standard/Sheet8.xml"/>
  <manifest:file-entry manifest:media-type="text/xml" manifest:full-path="Basic/Standard/ThisWorkbook.xml"/>
  <manifest:file-entry manifest:media-type="text/xml" manifest:full-path="Basic/Standard/Sheet42.xml"/>
  <manifest:file-entry manifest:media-type="text/xml" manifest:full-path="Basic/Standard/Sheet1.xml"/>
  <manifest:file-entry manifest:media-type="text/xml" manifest:full-path="Basic/Standard/Sheet45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heet44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/>
    <style:font-face style:name="MS UI Gothic" svg:font-family="'MS UI Gothic'" style:font-family-generic="modern"/>
    <style:font-face style:name="ＭＳ Ｐゴシック1" svg:font-family="'ＭＳ Ｐゴシック'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7.0583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1.5528in"/>
    </style:style>
    <style:style style:name="co6" style:family="table-column">
      <style:table-column-properties fo:break-before="auto" style:column-width="1.189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4.1626in"/>
    </style:style>
    <style:style style:name="co9" style:family="table-column">
      <style:table-column-properties fo:break-before="auto" style:column-width="0.9689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1.8827in"/>
    </style:style>
    <style:style style:name="co12" style:family="table-column">
      <style:table-column-properties fo:break-before="auto" style:column-width="2.1035in"/>
    </style:style>
    <style:style style:name="co13" style:family="table-column">
      <style:table-column-properties fo:break-before="auto" style:column-width="1.6075in"/>
    </style:style>
    <style:style style:name="co14" style:family="table-column">
      <style:table-column-properties fo:break-before="auto" style:column-width="0.2972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4.052in"/>
    </style:style>
    <style:style style:name="co17" style:family="table-column">
      <style:table-column-properties fo:break-before="auto" style:column-width="1.2555in"/>
    </style:style>
    <style:style style:name="co18" style:family="table-column">
      <style:table-column-properties fo:break-before="auto" style:column-width="0.6984in"/>
    </style:style>
    <style:style style:name="co19" style:family="table-column">
      <style:table-column-properties fo:break-before="auto" style:column-width="0.1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1874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4917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3" style:family="table" style:master-page-name="PageStyle_5f_Signature">
      <style:table-properties table:display="true" style:writing-mode="lr-tb"/>
    </style:style>
    <style:style style:name="ta4" style:family="table" style:master-page-name="PageStyle_5f_Contents">
      <style:table-properties table:display="true" style:writing-mode="lr-tb"/>
    </style:style>
    <style:style style:name="ta5" style:family="table" style:master-page-name="PageStyle_5f_Function_20_list">
      <style:table-properties table:display="true" style:writing-mode="lr-tb"/>
    </style:style>
    <style:style style:name="ta6" style:family="table" style:master-page-name="PageStyle_5f_Class_20_list">
      <style:table-properties table:display="true" style:writing-mode="lr-tb"/>
    </style:style>
    <style:style style:name="ta7" style:family="table" style:master-page-name="PageStyle_5f_Search_20_sequence_20_">
      <style:table-properties table:display="true" style:writing-mode="lr-tb"/>
    </style:style>
    <style:style style:name="ta8" style:family="table" style:master-page-name="PageStyle_5f_Add_20_student_20_sequence">
      <style:table-properties table:display="true" style:writing-mode="lr-tb"/>
    </style:style>
    <style:style style:name="ta9" style:family="table" style:master-page-name="PageStyle_5f_Add_20_course_20_sequence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MS UI Gothic" fo:font-size="26pt" fo:font-style="normal" fo:text-shadow="none" style:text-underline-style="none" fo:font-weight="bold" style:font-name-asian="MS UI Gothic" style:font-size-asian="26pt" style:font-style-asian="normal" style:font-weight-asian="bold" style:font-size-complex="2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MS UI Gothic" fo:font-size="26pt" fo:font-style="normal" fo:text-shadow="none" style:text-underline-style="none" fo:font-weight="bold" style:font-name-asian="MS UI Gothic" style:font-size-asian="26pt" style:font-style-asian="normal" style:font-weight-asian="bold" style:font-size-complex="2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MS UI Gothic" fo:font-size="16pt" fo:font-style="normal" fo:text-shadow="none" style:text-underline-style="none" fo:font-weight="normal" style:font-name-asian="MS UI Gothic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bold" style:font-name-asian="MS UI Gothic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Normal_5f_Template_5f_PCL3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" style:family="table-cell" style:parent-style-name="Normal_5f_HIBUNSI_5f_PCL_5f_PolicyGroupSettingDialog_20__28_2_29_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11" style:family="table-cell" style:parent-style-name="Normal_5f_Template_5f_PCL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278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Normal_5f_Template_5f_PCL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" style:family="table-cell" style:parent-style-name="Normal_5f_Template_5f_PCL3" style:data-style-name="N16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4" style:family="table-cell" style:parent-style-name="Normal_5f_Template_5f_PCL3" style:data-style-name="N16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5" style:family="table-cell" style:parent-style-name="Normal_5f_Template_5f_PCL3" style:data-style-name="N164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6" style:family="table-cell" style:parent-style-name="Normal_5f_HIBUNSI_5f_PCL_5f_PolicyGroupSettingDialog_20__28_2_29_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17" style:family="table-cell" style:parent-style-name="Normal_5f_Template_5f_PCL3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9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0" style:family="table-cell" style:parent-style-name="Normal_5f_Template_5f_PCL3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1" style:family="table-cell" style:parent-style-name="Normal_5f_Template_5f_PCL3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2" style:family="table-cell" style:parent-style-name="Normal_5f_Template_5f_PCL3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3" style:family="table-cell" style:parent-style-name="Normal_5f_Template_5f_PCL3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4" style:family="table-cell" style:parent-style-name="Normal_5f_HIBUNSI_5f_PCL_5f_PolicyGroupSettingDialog_20__28_2_29_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31" style:family="table-cell" style:parent-style-name="Default" style:data-style-name="N16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Default">
      <style:table-cell-properties fo:border-bottom="0.0138in solid #000000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6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fo:border-bottom="0.0008in solid #000000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border-bottom="0.0138in solid #000000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8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9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3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4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5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7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0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1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2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4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6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8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9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0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1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2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5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Normal_5f_RS-5_5f_8_5f_メニュー階層図_5f_輸配送管理_5f_20060926" style:data-style-name="N16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Normal_5f_RS-5_5f_8_5f_メニュー階層図_5f_輸配送管理_5f_20060926" style:data-style-name="N511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2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83" style:family="table-cell" style:parent-style-name="Normal_5f_RS-5_5f_8_5f_メニュー階層図_5f_輸配送管理_5f_20060926" style:data-style-name="N16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8" style:family="table-cell" style:parent-style-name="Default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89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2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93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9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3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8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RS-5_5f_8_5f_メニュー階層図_5f_輸配送管理_5f_20060926">
      <style:table-cell-properties style:glyph-orientation-vertical="0" fo:border-bottom="0.0138in solid #000000" fo:background-color="#ffcc99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Default">
      <style:table-cell-properties style:vertical-align="middle"/>
    </style:style>
    <style:style style:name="ce12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0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5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2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/>
    </style:style>
    <style:style style:name="gr4" style:family="graphic">
      <style:graphic-properties draw:marker-end="Arrowheads_20_2" draw:fill="solid" draw:fill-color="#000000" draw:textarea-horizontal-align="justify" draw:textarea-vertical-align="middle" draw:auto-grow-height="false" fo:wrap-option="wrap"/>
    </style:style>
    <style:style style:name="gr5" style:family="graphic">
      <style:graphic-properties draw:stroke="solid" draw:fill="none" draw:textarea-horizontal-align="justify" draw:textarea-vertical-align="middle" draw:auto-grow-height="false"/>
    </style:style>
    <style:style style:name="gr6" style:family="graphic">
      <style:graphic-properties draw:stroke="dash" draw:stroke-dash="Fine_20_Dashed_20__28_var_29_" draw:marker-end="Arrowheads_20_2" draw:fill="solid" draw:fill-color="#000000" draw:textarea-horizontal-align="justify" draw:textarea-vertical-align="middle" draw:auto-grow-height="false" fo:wrap-option="wrap"/>
    </style:style>
    <style:style style:name="gr7" style:family="graphic">
      <style:graphic-properties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2" office:value-type="string">
            <text:p>Internship Course Management System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>
            <text:p>Specification Detail Desig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Functional Design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3">
          <table:table-cell/>
          <table:table-cell table:style-name="ce6" office:value-type="string">
            <text:p>Project Code: ICM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Document Code: SDD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Version: 1.0</text:p>
          </table:table-cell>
          <table:table-cell table:number-columns-repeated="1022"/>
        </table:table-row>
        <table:table-row table:style-name="ro3" table:number-rows-repeated="6">
          <table:table-cell/>
          <table:table-cell table:style-name="ce7"/>
          <table:table-cell table:number-columns-repeated="1022"/>
        </table:table-row>
        <table:table-row table:style-name="ro3">
          <table:table-cell/>
          <table:table-cell table:style-name="ce6" office:value-type="string">
            <text:p>HCMC, 29/10/2011</text:p>
          </table:table-cell>
          <table:table-cell table:number-columns-repeated="1022"/>
        </table:table-row>
        <table:table-row table:style-name="ro3" table:number-rows-repeated="7">
          <table:table-cell/>
          <table:table-cell table:style-name="ce8"/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ord of changes" table:style-name="ta2" table:print-ranges="'Record of changes'.A2:'Record of changes'.H37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number-columns-repeated="250" table:default-cell-style-name="ce9"/>
        <table:table-column table:style-name="co10" table:number-columns-repeated="767" table:default-cell-style-name="Default"/>
        <table:table-row table:style-name="ro4">
          <table:table-cell office:value-type="string">
            <text:p>s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table:number-columns-spanned="6" table:number-rows-spanned="1">
            <text:p>RECORD OF CHANGES</text:p>
          </table:table-cell>
          <table:covered-table-cell table:number-columns-repeated="4" table:style-name="ce16"/>
          <table:covered-table-cell table:style-name="ce2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1" office:value-type="string">
            <text:p>*A - Added M - Modified D - Deleted</text:p>
          </table:table-cell>
          <table:table-cell table:style-name="ce17" table:number-columns-repeated="5"/>
          <table:table-cell table:number-columns-repeated="1017"/>
        </table:table-row>
        <table:table-row table:style-name="ro6">
          <table:table-cell/>
          <table:table-cell table:style-name="ce12" office:value-type="string">
            <text:p>Effective Date</text:p>
          </table:table-cell>
          <table:table-cell table:style-name="ce12" office:value-type="string">
            <text:p>Changed Items</text:p>
          </table:table-cell>
          <table:table-cell table:style-name="ce12" office:value-type="string">
            <text:p>A, M, D *</text:p>
          </table:table-cell>
          <table:table-cell table:style-name="ce12" office:value-type="string">
            <text:p>Change Description</text:p>
          </table:table-cell>
          <table:table-cell table:style-name="ce12" office:value-type="string">
            <text:p>Version</text:p>
          </table:table-cell>
          <table:table-cell table:style-name="ce12" office:value-type="string">
            <text:p>Creator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29/10/2011</text:p>
          </table:table-cell>
          <table:table-cell table:style-name="ce18"/>
          <table:table-cell table:style-name="ce21" office:value-type="string">
            <text:p>A</text:p>
          </table:table-cell>
          <table:table-cell table:style-name="ce18" office:value-type="string">
            <text:p>Create class list, sequence diagrams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DoanNX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14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number-columns-repeated="1017"/>
        </table:table-row>
        <table:table-row table:style-name="ro5" table:number-rows-repeated="3">
          <table:table-cell/>
          <table:table-cell table:style-name="ce14"/>
          <table:table-cell table:style-name="ce19" table:number-columns-repeated="3"/>
          <table:table-cell table:style-name="ce22" table:number-columns-repeated="2"/>
          <table:table-cell table:number-columns-repeated="1017"/>
        </table:table-row>
        <table:table-row table:style-name="ro5">
          <table:table-cell/>
          <table:table-cell table:style-name="ce15"/>
          <table:table-cell table:style-name="ce20" table:number-columns-repeated="3"/>
          <table:table-cell table:style-name="ce23" table:number-columns-repeated="2"/>
          <table:table-cell table:number-columns-repeated="1017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ture" table:style-name="ta3">
        <office:forms form:automatic-focus="false" form:apply-design-mode="false"/>
        <table:table-column table:style-name="co1" table:default-cell-style-name="ce25"/>
        <table:table-column table:style-name="co11" table:default-cell-style-name="ce25"/>
        <table:table-column table:style-name="co12" table:default-cell-style-name="ce25"/>
        <table:table-column table:style-name="co3" table:default-cell-style-name="ce25"/>
        <table:table-column table:style-name="co13" table:default-cell-style-name="ce25"/>
        <table:table-column table:style-name="co3" table:number-columns-repeated="252" table:default-cell-style-name="ce25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6" office:value-type="string" table:number-columns-spanned="4" table:number-rows-spanned="1">
            <text:p>SIGNATURE PAGE</text:p>
          </table:table-cell>
          <table:covered-table-cell table:number-columns-repeated="2" table:style-name="ce29"/>
          <table:covered-table-cell table:style-name="ce30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8">
          <table:table-cell/>
          <table:table-cell table:style-name="ce27" office:value-type="string">
            <text:p>ORIGINATOR:</text:p>
          </table:table-cell>
          <table:table-cell table:style-name="ce28" office:value-type="string">
            <text:p>DoanNX</text:p>
          </table:table-cell>
          <table:table-cell table:style-name="ce28"/>
          <table:table-cell table:style-name="ce31" office:value-type="string">
            <text:p>29/10/2011</text:p>
          </table:table-cell>
          <table:table-cell table:number-columns-repeated="1019"/>
        </table:table-row>
        <table:table-row table:style-name="ro8" table:number-rows-repeated="2">
          <table:table-cell/>
          <table:table-cell table:style-name="ce28" table:number-columns-repeated="4"/>
          <table:table-cell table:number-columns-repeated="1019"/>
        </table:table-row>
        <table:table-row table:style-name="ro8">
          <table:table-cell/>
          <table:table-cell table:style-name="ce27" office:value-type="string">
            <text:p>REVIEWERS:</text:p>
          </table:table-cell>
          <table:table-cell table:style-name="ce28" office:value-type="string">
            <text:p>ThachLN</text:p>
          </table:table-cell>
          <table:table-cell table:style-name="ce28"/>
          <table:table-cell table:style-name="ce31"/>
          <table:table-cell table:number-columns-repeated="1019"/>
        </table:table-row>
        <table:table-row table:style-name="ro8" table:number-rows-repeated="5">
          <table:table-cell/>
          <table:table-cell table:style-name="ce28" table:number-columns-repeated="4"/>
          <table:table-cell table:number-columns-repeated="1019"/>
        </table:table-row>
        <table:table-row table:style-name="ro8">
          <table:table-cell/>
          <table:table-cell table:style-name="ce27" office:value-type="string">
            <text:p>APPROVAL:</text:p>
          </table:table-cell>
          <table:table-cell table:style-name="ce28" table:number-columns-repeated="2"/>
          <table:table-cell table:style-name="ce31"/>
          <table:table-cell table:number-columns-repeated="1019"/>
        </table:table-row>
        <table:table-row table:style-name="ro8">
          <table:table-cell table:number-columns-repeated="2"/>
          <table:table-cell table:style-name="ce28" table:number-columns-repeated="3"/>
          <table:table-cell table:number-columns-repeated="1019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s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7" table:default-cell-style-name="ce43"/>
        <table:table-column table:style-name="co18" table:number-columns-repeated="1020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32" office:value-type="string" table:number-columns-spanned="3" table:number-rows-spanned="1">
            <text:p>TABLE OF CONTENTS</text:p>
          </table:table-cell>
          <table:covered-table-cell table:number-columns-repeated="2" table:style-name="ce32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Default"/>
          <table:table-cell table:style-name="ce37"/>
          <table:table-cell table:style-name="Default"/>
          <table:table-cell table:number-columns-repeated="102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Function list</text:p>
          </table:table-cell>
          <table:table-cell table:style-name="ce41"/>
          <table:table-cell table:number-columns-repeated="1020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Class list</text:p>
          </table:table-cell>
          <table:table-cell table:style-name="ce42"/>
          <table:table-cell table:number-columns-repeated="1020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Sequence diagram</text:p>
          </table:table-cell>
          <table:table-cell table:number-columns-repeated="1021"/>
        </table:table-row>
        <table:table-row table:style-name="ro9">
          <table:table-cell/>
          <table:table-cell table:style-name="ce34"/>
          <table:table-cell table:style-name="ce38" office:value-type="string">
            <text:p><text:a xlink:href="#Search sequence ">Search sequence </text:a></text:p>
          </table:table-cell>
          <table:table-cell table:number-columns-repeated="1021"/>
        </table:table-row>
        <table:table-row table:style-name="ro9">
          <table:table-cell/>
          <table:table-cell table:style-name="ce35"/>
          <table:table-cell table:style-name="ce39" office:value-type="string">
            <text:p><text:a xlink:href="#Add student sequence">Add student sequence</text:a></text:p>
          </table:table-cell>
          <table:table-cell table:style-name="ce44"/>
          <table:table-cell table:number-columns-repeated="1020"/>
        </table:table-row>
        <table:table-row table:style-name="ro9">
          <table:table-cell table:number-columns-repeated="2"/>
          <table:table-cell office:value-type="string">
            <text:p><text:a xlink:href="#Add course sequence">Add course sequence</text:a></text:p>
          </table:table-cell>
          <table:table-cell table:style-name="ce41"/>
          <table:table-cell table:number-columns-repeated="1020"/>
        </table:table-row>
        <table:table-row table:style-name="ro4">
          <table:table-cell/>
          <table:table-cell table:style-name="ce36"/>
          <table:table-cell table:style-name="ce40"/>
          <table:table-cell table:style-name="ce42"/>
          <table:table-cell table:number-columns-repeated="1020"/>
        </table:table-row>
        <table:table-row table:style-name="ro4" table:number-rows-repeated="2">
          <table:table-cell/>
          <table:table-cell table:style-name="ce34"/>
          <table:table-cell table:style-name="ce38"/>
          <table:table-cell table:number-columns-repeated="1021"/>
        </table:table-row>
        <table:table-row table:style-name="ro4">
          <table:table-cell/>
          <table:table-cell table:style-name="ce35"/>
          <table:table-cell table:style-name="ce39"/>
          <table:table-cell table:style-name="ce44"/>
          <table:table-cell table:number-columns-repeated="1020"/>
        </table:table-row>
        <table:table-row table:style-name="ro4">
          <table:table-cell table:number-columns-repeated="3"/>
          <table:table-cell table:style-name="ce41"/>
          <table:table-cell table:number-columns-repeated="1020"/>
        </table:table-row>
        <table:table-row table:style-name="ro4">
          <table:table-cell/>
          <table:table-cell table:style-name="ce36"/>
          <table:table-cell table:style-name="ce40"/>
          <table:table-cell table:style-name="ce42"/>
          <table:table-cell table:number-columns-repeated="1020"/>
        </table:table-row>
        <table:table-row table:style-name="ro4" table:number-rows-repeated="2">
          <table:table-cell/>
          <table:table-cell table:style-name="ce34"/>
          <table:table-cell table:style-name="ce38"/>
          <table:table-cell table:number-columns-repeated="1021"/>
        </table:table-row>
        <table:table-row table:style-name="ro4">
          <table:table-cell/>
          <table:table-cell table:style-name="ce35"/>
          <table:table-cell table:style-name="ce39"/>
          <table:table-cell table:style-name="ce44"/>
          <table:table-cell table:number-columns-repeated="1020"/>
        </table:table-row>
      </table:table>
      <table:table table:name="Function list" table:style-name="ta5" table:print-ranges="'Function list'.B2:'Function list'.AU78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7" office:value-type="string" table:number-columns-spanned="2" table:number-rows-spanned="1">
            <text:p>No</text:p>
          </table:table-cell>
          <table:covered-table-cell table:style-name="ce62"/>
          <table:table-cell table:style-name="ce64" office:value-type="string">
            <text:p>Screen code</text:p>
          </table:table-cell>
          <table:table-cell table:style-name="ce66" table:number-columns-repeated="2"/>
          <table:table-cell table:style-name="ce72"/>
          <table:table-cell table:style-name="ce75" office:value-type="string" table:number-columns-spanned="8" table:number-rows-spanned="1">
            <text:p>Screen name</text:p>
          </table:table-cell>
          <table:covered-table-cell table:number-columns-repeated="6" table:style-name="ce76"/>
          <table:covered-table-cell table:style-name="ce85"/>
          <table:table-cell table:style-name="ce64" office:value-type="string">
            <text:p>Function name</text:p>
          </table:table-cell>
          <table:table-cell table:style-name="ce66" table:number-columns-repeated="10"/>
          <table:table-cell table:style-name="ce89"/>
          <table:table-cell table:style-name="ce66" office:value-type="string">
            <text:p>Explanation</text:p>
          </table:table-cell>
          <table:table-cell table:style-name="ce66" table:number-columns-repeated="16"/>
          <table:table-cell table:style-name="ce89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formula="of:=ROW()-8" office:value-type="float" office:value="1" table:number-columns-spanned="2" table:number-rows-spanned="1">
            <text:p>1</text:p>
          </table:table-cell>
          <table:covered-table-cell table:style-name="ce63"/>
          <table:table-cell table:style-name="ce65" office:value-type="string">
            <text:p>S01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Search Student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Search student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Search the students match with search criteria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2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Course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3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office:value-type="float" office:value="2" table:number-columns-spanned="2" table:number-rows-spanned="1">
            <text:p>2</text:p>
          </table:table-cell>
          <table:covered-table-cell table:style-name="ce63"/>
          <table:table-cell table:style-name="ce65" office:value-type="string">
            <text:p>S02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Add New Student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Add new student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Add the information of one new student into database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Search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1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Course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3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office:value-type="float" office:value="3" table:number-columns-spanned="2" table:number-rows-spanned="1">
            <text:p>3</text:p>
          </table:table-cell>
          <table:covered-table-cell table:style-name="ce63"/>
          <table:table-cell table:style-name="ce65" office:value-type="string">
            <text:p>S03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Add New Course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Add new cours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Add the information of new course into database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60"/>
          <table:table-cell/>
          <table:table-cell table:style-name="ce60"/>
          <table:table-cell table:style-name="ce67" table:number-columns-repeated="2"/>
          <table:table-cell table:style-name="ce73"/>
          <table:table-cell table:style-name="ce60"/>
          <table:table-cell table:style-name="ce73" table:number-columns-repeated="6"/>
          <table:table-cell table:style-name="ce86"/>
          <table:table-cell table:style-name="ce65" office:value-type="string">
            <text:p>Go to Search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1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Student page</text:p>
          </table:table-cell>
          <table:table-cell table:style-name="ce67" table:number-columns-repeated="10"/>
          <table:table-cell table:style-name="ce90"/>
          <table:table-cell table:style-name="ce91" office:value-type="string">
            <text:p>Link to screen S02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1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60"/>
          <table:table-cell/>
          <table:table-cell table:style-name="ce60"/>
          <table:table-cell table:style-name="ce67" table:number-columns-repeated="2"/>
          <table:table-cell table:style-name="ce73"/>
          <table:table-cell table:style-name="ce60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0"/>
          <table:table-cell table:style-name="ce90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0"/>
          <table:table-cell table:style-name="ce90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/>
          <table:table-cell table:style-name="ce67" table:number-columns-repeated="10"/>
          <table:table-cell table:style-name="ce90"/>
          <table:table-cell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 table:number-rows-repeated="2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 table:number-rows-repeated="4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2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8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4"/>
          <table:table-cell table:style-name="ce81" table:number-columns-repeated="2"/>
          <table:table-cell table:style-name="ce87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4"/>
          <table:table-cell table:style-name="ce81" table:number-columns-repeated="2"/>
          <table:table-cell table:style-name="ce87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49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lass list" table:style-name="ta6" table:print-ranges="'Class list'.B2:'Class list'.AU24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Class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7" office:value-type="string" table:number-columns-spanned="2" table:number-rows-spanned="1">
            <text:p>No</text:p>
          </table:table-cell>
          <table:covered-table-cell table:style-name="ce62"/>
          <table:table-cell table:style-name="ce64" office:value-type="string">
            <text:p>Group</text:p>
          </table:table-cell>
          <table:table-cell table:style-name="ce66" table:number-columns-repeated="2"/>
          <table:table-cell table:style-name="ce72"/>
          <table:table-cell table:style-name="ce115"/>
          <table:table-cell table:style-name="ce76"/>
          <table:table-cell table:style-name="ce85"/>
          <table:table-cell table:style-name="ce121" office:value-type="string" table:number-columns-spanned="5" table:number-rows-spanned="1">
            <text:p>Class name</text:p>
          </table:table-cell>
          <table:covered-table-cell table:number-columns-repeated="4" table:style-name="ce76"/>
          <table:table-cell table:style-name="ce66" table:number-columns-repeated="3"/>
          <table:table-cell table:style-name="ce89"/>
          <table:table-cell table:style-name="ce64" office:value-type="string">
            <text:p>Process ID</text:p>
          </table:table-cell>
          <table:table-cell table:style-name="ce66" table:number-columns-repeated="10"/>
          <table:table-cell table:style-name="ce89"/>
          <table:table-cell table:style-name="ce64" office:value-type="string">
            <text:p>Explanation</text:p>
          </table:table-cell>
          <table:table-cell table:style-name="ce66" table:number-columns-repeated="12"/>
          <table:table-cell table:style-name="ce89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1">
          <table:table-cell/>
          <table:table-cell table:style-name="ce51"/>
          <table:table-cell table:style-name="ce99" table:formula="of:=ROW()-ROW([.$C$8])" office:value-type="float" office:value="1" table:number-columns-spanned="2" table:number-rows-spanned="1">
            <text:p>1</text:p>
          </table:table-cell>
          <table:covered-table-cell table:style-name="ce101"/>
          <table:table-cell table:style-name="ce103" office:value-type="string" table:number-columns-spanned="7" table:number-rows-spanned="4">
            <text:p>Model</text:p>
          </table:table-cell>
          <table:covered-table-cell table:number-columns-repeated="5" table:style-name="ce109"/>
          <table:covered-table-cell table:style-name="ce116"/>
          <table:table-cell table:style-name="ce107" office:value-type="string">
            <text:p>StudentBL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student object, such as: getXXX(), save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1">
          <table:table-cell/>
          <table:table-cell table:style-name="ce51"/>
          <table:table-cell table:style-name="ce99" table:formula="of:=ROW()-ROW([.$C$8])" office:value-type="float" office:value="2" table:number-columns-spanned="2" table:number-rows-spanned="1">
            <text:p>2</text:p>
          </table:table-cell>
          <table:covered-table-cell table:style-name="ce101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CourseBL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course object, such as: getXXX(), save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2">
          <table:table-cell/>
          <table:table-cell table:style-name="ce51"/>
          <table:table-cell table:style-name="ce99" table:formula="of:=ROW()-ROW([.$C$8])" office:value-type="float" office:value="3" table:number-columns-spanned="2" table:number-rows-spanned="1">
            <text:p>3</text:p>
          </table:table-cell>
          <table:covered-table-cell table:style-name="Default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StudentDA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student table in database, such as: getXXX(), save()...</text:p>
          </table:table-cell>
          <table:covered-table-cell table:number-columns-repeated="13" table:style-name="ce127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2">
          <table:table-cell/>
          <table:table-cell table:style-name="ce51"/>
          <table:table-cell table:style-name="ce99" table:formula="of:=ROW()-ROW([.$C$8])" office:value-type="float" office:value="4" table:number-columns-spanned="2" table:number-rows-spanned="1">
            <text:p>4</text:p>
          </table:table-cell>
          <table:covered-table-cell table:style-name="Default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CourseDA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course table in database, such as: getXXX(), save()...</text:p>
          </table:table-cell>
          <table:covered-table-cell table:number-columns-repeated="13" table:style-name="ce127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5" table:number-columns-spanned="2" table:number-rows-spanned="1">
            <text:p>5</text:p>
          </table:table-cell>
          <table:covered-table-cell table:style-name="ce101"/>
          <table:table-cell table:style-name="ce103" office:value-type="string" table:number-columns-spanned="7" table:number-rows-spanned="3">
            <text:p>View</text:p>
          </table:table-cell>
          <table:covered-table-cell table:number-columns-repeated="5" table:style-name="ce109"/>
          <table:covered-table-cell table:style-name="ce116"/>
          <table:table-cell table:style-name="ce65" office:value-type="string">
            <text:p>Search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1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6" table:number-columns-spanned="2" table:number-rows-spanned="1">
            <text:p>6</text:p>
          </table:table-cell>
          <table:covered-table-cell table:style-name="ce101"/>
          <table:covered-table-cell table:style-name="ce104"/>
          <table:covered-table-cell table:number-columns-repeated="5" table:style-name="ce110"/>
          <table:covered-table-cell table:style-name="ce117"/>
          <table:table-cell office:value-type="string">
            <text:p>AddStudent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2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7" table:number-columns-spanned="2" table:number-rows-spanned="1">
            <text:p>7</text:p>
          </table:table-cell>
          <table:covered-table-cell table:style-name="ce101"/>
          <table:covered-table-cell table:style-name="ce105"/>
          <table:covered-table-cell table:number-columns-repeated="5" table:style-name="ce111"/>
          <table:covered-table-cell table:style-name="ce118"/>
          <table:table-cell table:style-name="ce65" office:value-type="string">
            <text:p>AddCourse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3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8" table:number-columns-spanned="2" table:number-rows-spanned="1">
            <text:p>8</text:p>
          </table:table-cell>
          <table:covered-table-cell table:style-name="ce101"/>
          <table:table-cell table:style-name="ce103" office:value-type="string" table:number-columns-spanned="7" table:number-rows-spanned="1">
            <text:p>Controller</text:p>
          </table:table-cell>
          <table:covered-table-cell table:number-columns-repeated="5" table:style-name="ce109"/>
          <table:covered-table-cell table:style-name="ce116"/>
          <table:table-cell table:style-name="ce65" office:value-type="string">
            <text:p>ICMSServlet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The main servlet of project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9" table:number-columns-spanned="2" table:number-rows-spanned="1">
            <text:p>9</text:p>
          </table:table-cell>
          <table:covered-table-cell table:style-name="ce101"/>
          <table:table-cell table:style-name="ce106" office:value-type="string" table:number-columns-spanned="7" table:number-rows-spanned="2">
            <text:p>POJO</text:p>
          </table:table-cell>
          <table:covered-table-cell table:number-columns-repeated="2" table:style-name="ce109"/>
          <table:covered-table-cell table:style-name="ce113"/>
          <table:covered-table-cell table:style-name="ce109"/>
          <table:covered-table-cell table:style-name="ce113"/>
          <table:covered-table-cell table:style-name="ce119"/>
          <table:table-cell table:style-name="ce65" office:value-type="string">
            <text:p>Studennt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tudent Java Bean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10" table:number-columns-spanned="2" table:number-rows-spanned="1">
            <text:p>10</text:p>
          </table:table-cell>
          <table:covered-table-cell table:style-name="ce101"/>
          <table:covered-table-cell table:style-name="ce65"/>
          <table:covered-table-cell table:number-columns-repeated="2" table:style-name="ce67"/>
          <table:covered-table-cell table:style-name="ce73"/>
          <table:covered-table-cell table:style-name="ce67"/>
          <table:covered-table-cell table:style-name="ce73"/>
          <table:covered-table-cell table:style-name="ce86"/>
          <table:table-cell table:style-name="ce65" office:value-type="string">
            <text:p>Course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Course Java Bean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3">
          <table:table-cell/>
          <table:table-cell table:style-name="ce51"/>
          <table:table-cell table:style-name="ce99" table:formula="of:=ROW()-ROW([.$C$8])" office:value-type="float" office:value="11" table:number-columns-spanned="2" table:number-rows-spanned="1">
            <text:p>11</text:p>
          </table:table-cell>
          <table:covered-table-cell table:style-name="ce101"/>
          <table:table-cell table:style-name="ce107" office:value-type="string">
            <text:p>Util</text:p>
          </table:table-cell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107" office:value-type="string">
            <text:p>DbUtil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6" office:value-type="string" table:number-columns-spanned="14" table:number-rows-spanned="1">
            <text:p>Supply the methods to get the connection of database, such as: getConnection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108"/>
          <table:table-cell table:style-name="ce112" table:number-columns-repeated="2"/>
          <table:table-cell table:style-name="ce114"/>
          <table:table-cell table:style-name="ce112"/>
          <table:table-cell table:style-name="ce114"/>
          <table:table-cell table:style-name="ce120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earch sequence " table:style-name="ta7" table:print-ranges="'Search sequence '.B2:'Search sequence '.AU69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29" table:number-columns-spanned="2" table:number-rows-spanned="1"/>
          <table:covered-table-cell table:style-name="ce133"/>
          <table:table-cell table:style-name="ce91" table:number-columns-repeated="3"/>
          <table:table-cell table:style-name="ce138"/>
          <table:table-cell table:style-name="ce140"/>
          <table:table-cell table:style-name="ce141" table:number-columns-repeated="7"/>
          <table:table-cell table:style-name="ce91" table:number-columns-repeated="29"/>
          <table:table-cell table:style-name="ce143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0" office:value-type="string">
            <text:p>Search sequence diagram</text:p>
          </table:table-cell>
          <table:table-cell table:style-name="ce134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>
            <draw:rect table:end-cell-address="'Search sequence '.F11" table:end-x="0.1252in" table:end-y="0.1209in" draw:z-index="9" draw:style-name="gr1" draw:text-style-name="P1" svg:width="0.6681in" svg:height="0.1972in" svg:x="0.0488in" svg:y="0.1102in">
              <text:p text:style-name="P1">User</text:p>
            </draw:rect>
          </table:table-cell>
          <table:covered-table-cell table:style-name="ce135"/>
          <table:table-cell table:style-name="ce112" table:number-columns-repeated="3"/>
          <table:table-cell table:style-name="ce114"/>
          <table:table-cell table:style-name="ce112">
            <draw:rect table:end-cell-address="'Search sequence '.M11" table:end-x="0.1154in" table:end-y="0.1154in" draw:z-index="7" draw:style-name="gr1" draw:text-style-name="P1" svg:width="0.876in" svg:height="0.1972in" svg:x="0.028in" svg:y="0.1047in">
              <text:p text:style-name="P1">Search.jsp</text:p>
            </draw:rect>
          </table:table-cell>
          <table:table-cell table:style-name="ce114" table:number-columns-repeated="2"/>
          <table:table-cell table:style-name="ce112"/>
          <table:table-cell table:style-name="ce114" table:number-columns-repeated="3"/>
          <table:table-cell table:style-name="ce114">
            <draw:rect table:end-cell-address="'Search sequence '.W11" table:end-x="0.0335in" table:end-y="0.152in" draw:z-index="1" draw:style-name="gr1" draw:text-style-name="P1" svg:width="1.413in" svg:height="0.1972in" svg:x="0.0008in" svg:y="0.1413in">
              <text:p text:style-name="P1">ICMSServlet.java</text:p>
            </draw:rect>
          </table:table-cell>
          <table:table-cell table:style-name="ce112" table:number-columns-repeated="7"/>
          <table:table-cell table:style-name="ce112">
            <draw:rect table:end-cell-address="'Search sequence '.AD11" table:end-x="0.1539in" table:end-y="0.1528in" draw:z-index="3" draw:style-name="gr1" draw:text-style-name="P1" svg:width="1.2807in" svg:height="0.1972in" svg:x="0.0563in" svg:y="0.1421in">
              <text:p text:style-name="P1">StudentBLO.java</text:p>
            </draw:rect>
          </table:table-cell>
          <table:table-cell table:style-name="ce112" table:number-columns-repeated="6"/>
          <table:table-cell table:style-name="ce112">
            <draw:rect table:end-cell-address="'Search sequence '.AK11" table:end-x="0.1425in" table:end-y="0.1315in" draw:z-index="23" draw:style-name="gr1" draw:text-style-name="P1" svg:width="1.226in" svg:height="0.1972in" svg:x="0.0996in" svg:y="0.1209in">
              <text:p text:style-name="P1">StudentDAO.java</text:p>
            </draw:rect>
          </table:table-cell>
          <table:table-cell table:style-name="ce112" table:number-columns-repeated="6"/>
          <table:table-cell table:style-name="ce112">
            <draw:rect table:end-cell-address="'Search sequence '.AP11" table:end-x="0.1398in" table:end-y="0.1429in" draw:z-index="5" draw:style-name="gr1" draw:text-style-name="P1" svg:width="0.8185in" svg:height="0.1972in" svg:x="0.1102in" svg:y="0.1323in">
              <text:p text:style-name="P1">DbUtil.java</text:p>
            </draw:rect>
          </table:table-cell>
          <table:table-cell table:style-name="ce112" table:number-columns-repeated="7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>
            <draw:line table:end-cell-address="'Search sequence '.D34" table:end-x="0.1583in" table:end-y="0.0374in" draw:z-index="10" draw:style-name="gr2" draw:text-style-name="P1" svg:x1="0.1583in" svg:y1="0.1205in" svg:x2="0.1583in" svg:y2="4.3339in">
              <text:p/>
            </draw:line>
          </table:table-cell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line table:end-cell-address="'Search sequence '.K34" table:end-x="0.0488in" table:end-y="0.0067in" draw:z-index="8" draw:style-name="gr2" draw:text-style-name="P1" svg:x1="0.0488in" svg:y1="0.1126in" svg:x2="0.0488in" svg:y2="4.3031in">
              <text:p/>
            </draw:line>
          </table:table-cell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Search sequence '.S34" table:end-x="0.165in" table:end-y="0.0276in" draw:z-index="2" draw:style-name="gr2" draw:text-style-name="P1" svg:x1="0.165in" svg:y1="0.1622in" svg:x2="0.165in" svg:y2="4.324in">
              <text:p/>
            </draw:line>
          </table:table-cell>
          <table:table-cell table:style-name="ce112" table:number-columns-repeated="7"/>
          <table:table-cell table:style-name="ce112">
            <draw:line table:end-cell-address="'Search sequence '.AA34" table:end-x="0.1433in" table:end-y="0.048in" draw:z-index="4" draw:style-name="gr2" draw:text-style-name="P1" svg:x1="0.1433in" svg:y1="0.1622in" svg:x2="0.1433in" svg:y2="4.3445in">
              <text:p/>
            </draw:line>
          </table:table-cell>
          <table:table-cell table:style-name="ce112" table:number-columns-repeated="6"/>
          <table:table-cell table:style-name="ce112">
            <draw:line table:end-cell-address="'Search sequence '.AH33" table:end-x="0.0449in" table:end-y="0.1827in" draw:z-index="24" draw:style-name="gr2" draw:text-style-name="P1" svg:x1="0.0449in" svg:y1="0.1299in" svg:x2="0.0437in" svg:y2="4.2925in">
              <text:p/>
            </draw:line>
          </table:table-cell>
          <table:table-cell table:style-name="ce112" table:number-columns-repeated="5"/>
          <table:table-cell table:style-name="ce112">
            <draw:line table:end-cell-address="'Search sequence '.AN24" table:end-x="0.1346in" table:end-y="0.0378in" draw:z-index="6" draw:style-name="gr2" draw:text-style-name="P1" svg:x1="0.1346in" svg:y1="0.1413in" svg:x2="0.1346in" svg:y2="2.4661in">
              <text:p/>
            </draw:line>
          </table:table-cell>
          <table:table-cell table:style-name="ce112" table:number-columns-repeated="5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>
            <draw:rect table:end-cell-address="'Search sequence '.J14" table:end-x="0.0051in" table:end-y="0.0339in" draw:z-index="12" draw:style-name="gr3" draw:text-style-name="P1" svg:width="0.9748in" svg:height="0.4047in" svg:x="0.0161in" svg:y="0.0028in">
              <text:p text:style-name="P1">Click on </text:p>
              <text:p text:style-name="P1">Search button</text:p>
            </draw:rect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>
            <draw:custom-shape table:end-cell-address="'Search sequence '.K14" table:end-x="0.0201in" table:end-y="0.1126in" draw:z-index="11" draw:style-name="gr4" draw:text-style-name="P2" svg:width="1.2378in" svg:height="0.1453in" svg:x="0.1626in" svg:y="0.1543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Search sequence '.L16" table:end-x="0.0547in" table:end-y="0.048in" draw:z-index="25" draw:style-name="gr5" svg:width="0.1972in" svg:height="0.2819in" svg:x="0.0547in" svg:y="0.1398in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>
            <draw:rect table:end-cell-address="'Search sequence '.R16" table:end-x="0.0854in" table:end-y="0.1004in" draw:z-index="26" draw:style-name="gr3" draw:text-style-name="P1" svg:width="0.9748in" svg:height="0.4047in" svg:x="0.0969in" svg:y="0.0693in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Search sequence '.Q18" table:end-x="0.1406in" table:end-y="0.0457in" draw:z-index="14" draw:style-name="gr3" draw:text-style-name="P1" svg:width="0.9748in" svg:height="0.4047in" svg:x="0.1516in" svg:y="0.0146in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Search sequence '.Z19" table:end-x="0.0547in" table:end-y="0.0126in" draw:z-index="16" draw:style-name="gr3" draw:text-style-name="P1" svg:width="0.9748in" svg:height="0.4047in" svg:x="0.0657in" svg:y="0.1681in">
              <text:p text:style-name="P1">search()</text:p>
            </draw:rect>
          </table:table-cell>
          <table:table-cell table:style-name="ce112" table:number-columns-repeated="24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Search sequence '.S18" table:end-x="0.1425in" table:end-y="0.0457in" draw:z-index="13" draw:style-name="gr4" draw:text-style-name="P2" svg:width="1.6185in" svg:height="0.1453in" svg:x="0.1012in" svg:y="0.0874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custom-shape table:end-cell-address="'Search sequence '.AA19" table:end-x="0.1205in" table:end-y="0.0248in" draw:z-index="15" draw:style-name="gr4" draw:text-style-name="P2" svg:width="1.5114in" svg:height="0.1453in" svg:x="0.1866in" svg:y="0.0661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8"/>
          <table:table-cell table:style-name="ce112">
            <draw:rect table:end-cell-address="'Search sequence '.AG20" table:end-x="0.1465in" table:end-y="0.0669in" draw:z-index="18" draw:style-name="gr3" draw:text-style-name="P1" svg:width="0.9748in" svg:height="0.4047in" svg:x="0.1575in" svg:y="0.0354in">
              <text:p text:style-name="P1">get(query)</text:p>
            </draw:rect>
          </table:table-cell>
          <table:table-cell table:style-name="ce112" table:number-columns-repeated="17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Search sequence '.AH20" table:end-x="0.0433in" table:end-y="0.0669in" draw:z-index="17" draw:style-name="gr4" draw:text-style-name="P2" svg:width="1.2378in" svg:height="0.1453in" svg:x="0.1858in" svg:y="0.1083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6"/>
          <table:table-cell table:style-name="ce112">
            <draw:rect table:end-cell-address="'Search sequence '.AM21" table:end-x="0.1575in" table:end-y="0.0602in" draw:z-index="20" draw:style-name="gr3" draw:text-style-name="P1" svg:width="0.9748in" svg:height="0.4047in" svg:x="0.1685in" svg:y="0.0291in">
              <text:p text:style-name="P1">getConnection()</text:p>
            </draw:rect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Search sequence '.AN21" table:end-x="0.1331in" table:end-y="0.0996in" draw:z-index="19" draw:style-name="gr4" draw:text-style-name="P2" svg:width="1.2378in" svg:height="0.1453in" svg:x="0.0783in" svg:y="0.1413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Search sequence '.AN23" table:end-x="0.0217in" table:end-y="0.15in" draw:z-index="28" draw:style-name="gr3" draw:text-style-name="P1" svg:width="0.9748in" svg:height="0.4047in" svg:x="0.0327in" svg:y="0.1189in">
              <text:p text:style-name="P1">return database</text:p>
              <text:p text:style-name="P1">connection</text:p>
            </draw:rect>
          </table:table-cell>
          <table:table-cell table:style-name="ce112" table:number-columns-repeated="10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Search sequence '.AN24" table:end-x="0.1205in" table:end-y="0.0236in" draw:z-index="27" draw:style-name="gr6" draw:text-style-name="P2" svg:width="1.2378in" svg:height="0.1453in" svg:x="0.0657in" svg:y="0.065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9"/>
          <table:table-cell table:style-name="ce112">
            <draw:custom-shape table:end-cell-address="'Search sequence '.AT28" table:end-x="0.1161in" table:end-y="0.1146in" draw:z-index="0" draw:style-name="gr7" svg:width="0.4846in" svg:height="0.9008in" svg:x="0.026in" svg:y="0.1476in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Search sequence '.AN26" table:end-x="0.165in" table:end-y="0.0449in" draw:z-index="22" draw:style-name="gr3" draw:text-style-name="P1" svg:width="0.9748in" svg:height="0.4047in" svg:x="0.176in" svg:y="0.0138in">
              <text:p text:style-name="P1">query on the database</text:p>
            </draw:rect>
          </table:table-cell>
          <table:table-cell table:style-name="ce112" table:number-columns-repeated="10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Search sequence '.AQ26" table:end-x="0.1764in" table:end-y="0.0433in" draw:z-index="21" draw:style-name="gr4" draw:text-style-name="P2" svg:width="1.8787in" svg:height="0.1594in" svg:x="0.072in" svg:y="0.0705in">
              <text:p/>
              <draw:enhanced-geometry svg:viewBox="0 0 21600 21600" draw:mirror-vertical="true" draw:text-areas="0 ?f0 ?f5 ?f2" draw:mirror-horizontal="false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>
            <draw:rect table:end-cell-address="'Search sequence '.AN27" table:end-x="0.1681in" table:end-y="0.1209in" draw:z-index="36" draw:style-name="gr3" draw:text-style-name="P1" svg:width="0.9748in" svg:height="0.4047in" svg:x="0.1791in" svg:y="0.0898in">
              <text:p text:style-name="P1">return result</text:p>
            </draw:rect>
          </table:table-cell>
          <table:table-cell table:style-name="ce112" table:number-columns-repeated="10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Search sequence '.AQ27" table:end-x="0.1969in" table:end-y="0.1024in" draw:z-index="35" draw:style-name="gr6" draw:text-style-name="P2" svg:width="1.9169in" svg:height="0.1453in" svg:x="0.0543in" svg:y="0.1441in">
              <text:p/>
              <draw:enhanced-geometry svg:viewBox="0 0 21600 21600" draw:mirror-vertical="true" draw:text-areas="0 ?f0 ?f5 ?f2" draw:mirror-horizontal="true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Search sequence '.AG29" table:end-x="0.1091in" table:end-y="0.0831in" draw:z-index="30" draw:style-name="gr3" draw:text-style-name="P1" svg:width="0.9748in" svg:height="0.4047in" svg:x="0.1201in" svg:y="0.052in">
              <text:p text:style-name="P1">return result list</text:p>
              <text:p text:style-name="P1">StudentDTO[]</text:p>
            </draw:rect>
          </table:table-cell>
          <table:table-cell table:style-name="ce112" table:number-columns-repeated="17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Search sequence '.Z30" table:end-x="0.1094in" table:end-y="0.122in" draw:z-index="32" draw:style-name="gr3" draw:text-style-name="P1" svg:width="0.9748in" svg:height="0.4047in" svg:x="0.1205in" svg:y="0.0909in">
              <text:p text:style-name="P1">return result list</text:p>
              <text:p text:style-name="P1">StudentDTO[]</text:p>
            </draw:rect>
          </table:table-cell>
          <table:table-cell table:style-name="ce112" table:number-columns-repeated="24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Search sequence '.AH30" table:end-x="0.0106in" table:end-y="0.0354in" draw:z-index="29" draw:style-name="gr6" draw:text-style-name="P2" svg:width="1.2378in" svg:height="0.1453in" svg:x="0.1531in" svg:y="0.0768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8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>
            <draw:rect table:end-cell-address="'Search sequence '.R32" table:end-x="0.0059in" table:end-y="0.0528in" draw:z-index="34" draw:style-name="gr3" draw:text-style-name="P1" svg:width="0.9748in" svg:height="0.4047in" svg:x="0.0173in" svg:y="0.0217in">
              <text:p text:style-name="P1">Show the result message</text:p>
            </draw:rect>
          </table:table-cell>
          <table:table-cell table:style-name="ce114" table:number-columns-repeated="3"/>
          <table:table-cell table:style-name="ce112" table:number-columns-repeated="2"/>
          <table:table-cell table:style-name="ce112">
            <draw:custom-shape table:end-cell-address="'Search sequence '.AA31" table:end-x="0.1339in" table:end-y="0.0244in" draw:z-index="31" draw:style-name="gr6" draw:text-style-name="P2" svg:width="1.5551in" svg:height="0.1453in" svg:x="0.1563in" svg:y="0.0661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26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Search sequence '.S32" table:end-x="0.1232in" table:end-y="0.0736in" draw:z-index="33" draw:style-name="gr6" draw:text-style-name="P2" svg:width="1.6654in" svg:height="0.1453in" svg:x="0.035in" svg:y="0.115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4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2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2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37" table:number-columns-repeated="3"/>
          <table:table-cell table:style-name="ce139"/>
          <table:table-cell table:style-name="ce137"/>
          <table:table-cell table:style-name="ce139" table:number-columns-repeated="2"/>
          <table:table-cell table:style-name="ce137"/>
          <table:table-cell table:style-name="ce139" table:number-columns-repeated="4"/>
          <table:table-cell table:style-name="ce137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d student sequence" table:style-name="ta8" table:print-ranges="'Add student sequence'.B2:'Add student sequence'.AU69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29" table:number-columns-spanned="2" table:number-rows-spanned="1"/>
          <table:covered-table-cell table:style-name="ce133"/>
          <table:table-cell table:style-name="ce91" table:number-columns-repeated="3"/>
          <table:table-cell table:style-name="ce138"/>
          <table:table-cell table:style-name="ce140"/>
          <table:table-cell table:style-name="ce141" table:number-columns-repeated="7"/>
          <table:table-cell table:style-name="ce91" table:number-columns-repeated="29"/>
          <table:table-cell table:style-name="ce143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0" office:value-type="string">
            <text:p>Add student sequence diagram</text:p>
          </table:table-cell>
          <table:table-cell table:style-name="ce134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>
            <draw:rect table:end-cell-address="'Add student sequence'.F12" table:end-x="0.1335in" table:end-y="0.0701in" draw:z-index="8" draw:style-name="gr1" draw:text-style-name="P1" svg:width="0.6681in" svg:height="0.1972in" svg:x="0.0571in" svg:y="0.0598in">
              <text:p text:style-name="P1">User</text:p>
            </draw:rect>
          </table:table-cell>
          <table:table-cell table:style-name="ce135"/>
          <table:table-cell table:style-name="ce112" table:number-columns-repeated="2"/>
          <table:table-cell table:style-name="ce112">
            <draw:rect table:end-cell-address="'Add student sequence'.N12" table:end-x="0.1642in" table:end-y="0.0646in" draw:z-index="6" draw:style-name="gr1" draw:text-style-name="P1" svg:width="1.4287in" svg:height="0.1972in" svg:x="0.1157in" svg:y="0.0543in">
              <text:p text:style-name="P1">AddNewStudent.jsp</text:p>
            </draw:rect>
          </table:table-cell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3"/>
          <table:table-cell table:style-name="ce114">
            <draw:rect table:end-cell-address="'Add student sequence'.W12" table:end-x="0.0417in" table:end-y="0.1012in" draw:z-index="0" draw:style-name="gr1" draw:text-style-name="P1" svg:width="1.413in" svg:height="0.1972in" svg:x="0.0091in" svg:y="0.0909in">
              <text:p text:style-name="P1">ICMSServlet.java</text:p>
            </draw:rect>
          </table:table-cell>
          <table:table-cell table:style-name="ce112" table:number-columns-repeated="7"/>
          <table:table-cell table:style-name="ce112">
            <draw:rect table:end-cell-address="'Add student sequence'.AD12" table:end-x="0.1622in" table:end-y="0.102in" draw:z-index="2" draw:style-name="gr1" draw:text-style-name="P1" svg:width="1.2807in" svg:height="0.1972in" svg:x="0.0646in" svg:y="0.0917in">
              <text:p text:style-name="P1">StudentBLO.java</text:p>
            </draw:rect>
          </table:table-cell>
          <table:table-cell table:style-name="ce112" table:number-columns-repeated="6"/>
          <table:table-cell table:style-name="ce112">
            <draw:rect table:end-cell-address="'Add student sequence'.AK12" table:end-x="0.1508in" table:end-y="0.0807in" draw:z-index="22" draw:style-name="gr1" draw:text-style-name="P1" svg:width="1.226in" svg:height="0.1972in" svg:x="0.1079in" svg:y="0.0705in">
              <text:p text:style-name="P1">StudentDAO.java</text:p>
            </draw:rect>
          </table:table-cell>
          <table:table-cell table:style-name="ce112" table:number-columns-repeated="6"/>
          <table:table-cell table:style-name="ce112">
            <draw:rect table:end-cell-address="'Add student sequence'.AP12" table:end-x="0.148in" table:end-y="0.0921in" draw:z-index="4" draw:style-name="gr1" draw:text-style-name="P1" svg:width="0.8185in" svg:height="0.1972in" svg:x="0.1185in" svg:y="0.0819in">
              <text:p text:style-name="P1">DbUtil.java</text:p>
            </draw:rect>
          </table:table-cell>
          <table:table-cell table:style-name="ce112" table:number-columns-repeated="7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>
            <draw:line table:end-cell-address="'Add student sequence'.D34" table:end-x="0.1665in" table:end-y="0.1736in" draw:z-index="9" draw:style-name="gr2" draw:text-style-name="P1" svg:x1="0.1665in" svg:y1="0.0697in" svg:x2="0.1665in" svg:y2="4.2831in">
              <text:p/>
            </draw:line>
          </table:table-cell>
          <table:table-cell table:style-name="ce112">
            <draw:rect table:end-cell-address="'Add student sequence'.J14" table:end-x="0.0134in" table:end-y="0.1701in" draw:z-index="11" draw:style-name="gr3" draw:text-style-name="P1" svg:width="0.9748in" svg:height="0.4047in" svg:x="0.0244in" svg:y="0.139in">
              <text:p text:style-name="P1">Click on </text:p>
              <text:p text:style-name="P1">Save button</text:p>
            </draw:rect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/>
          <table:table-cell table:style-name="ce114">
            <draw:line table:end-cell-address="'Add student sequence'.K34" table:end-x="0.0571in" table:end-y="0.1429in" draw:z-index="7" draw:style-name="gr2" draw:text-style-name="P1" svg:x1="0.0571in" svg:y1="0.0618in" svg:x2="0.0571in" svg:y2="4.2524in">
              <text:p/>
            </draw:line>
          </table:table-cell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Add student sequence'.S34" table:end-x="0.1732in" table:end-y="0.1638in" draw:z-index="1" draw:style-name="gr2" draw:text-style-name="P1" svg:x1="0.1732in" svg:y1="0.1114in" svg:x2="0.1732in" svg:y2="4.2732in">
              <text:p/>
            </draw:line>
          </table:table-cell>
          <table:table-cell table:style-name="ce112" table:number-columns-repeated="7"/>
          <table:table-cell table:style-name="ce112">
            <draw:line table:end-cell-address="'Add student sequence'.AA34" table:end-x="0.1122in" table:end-y="0.1843in" draw:z-index="3" draw:style-name="gr2" draw:text-style-name="P1" svg:x1="0.1122in" svg:y1="0.1114in" svg:x2="0.1122in" svg:y2="4.2937in">
              <text:p/>
            </draw:line>
          </table:table-cell>
          <table:table-cell table:style-name="ce112" table:number-columns-repeated="6"/>
          <table:table-cell table:style-name="ce112">
            <draw:line table:end-cell-address="'Add student sequence'.AH34" table:end-x="0.0531in" table:end-y="0.1323in" draw:z-index="23" draw:style-name="gr2" draw:text-style-name="P1" svg:x1="0.0531in" svg:y1="0.0791in" svg:x2="0.052in" svg:y2="4.2417in">
              <text:p/>
            </draw:line>
          </table:table-cell>
          <table:table-cell table:style-name="ce112" table:number-columns-repeated="5"/>
          <table:table-cell table:style-name="ce112">
            <draw:line table:end-cell-address="'Add student sequence'.AN24" table:end-x="0.1429in" table:end-y="0.174in" draw:z-index="5" draw:style-name="gr2" draw:text-style-name="P1" svg:x1="0.1429in" svg:y1="0.0906in" svg:x2="0.1429in" svg:y2="2.4154in">
              <text:p/>
            </draw:line>
          </table:table-cell>
          <table:table-cell table:style-name="ce112" table:number-columns-repeated="5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>
            <draw:custom-shape table:end-cell-address="'Add student sequence'.K15" table:end-x="0.0283in" table:end-y="0.0622in" draw:z-index="10" draw:style-name="gr4" draw:text-style-name="P2" svg:width="1.2378in" svg:height="0.1453in" svg:x="0.1709in" svg:y="0.1035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student sequence'.L16" table:end-x="0.063in" table:end-y="0.1843in" draw:z-index="36" draw:style-name="gr5" svg:width="0.1972in" svg:height="0.2819in" svg:x="0.063in" svg:y="0.0894in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>
            <draw:rect table:end-cell-address="'Add student sequence'.R17" table:end-x="0.0937in" table:end-y="0.05in" draw:z-index="24" draw:style-name="gr3" draw:text-style-name="P1" svg:width="0.9748in" svg:height="0.4047in" svg:x="0.1051in" svg:y="0.0189in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student sequence'.Q18" table:end-x="0.1488in" table:end-y="0.1819in" draw:z-index="13" draw:style-name="gr3" draw:text-style-name="P1" svg:width="0.9748in" svg:height="0.4047in" svg:x="0.1598in" svg:y="0.1508in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Add student sequence'.Z19" table:end-x="0.063in" table:end-y="0.1488in" draw:z-index="15" draw:style-name="gr3" draw:text-style-name="P1" svg:width="0.9748in" svg:height="0.4047in" svg:x="0.074in" svg:y="0.1177in">
              <text:p text:style-name="P1">save(StudentDTO)</text:p>
            </draw:rect>
          </table:table-cell>
          <table:table-cell table:style-name="ce112" table:number-columns-repeated="24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student sequence'.S18" table:end-x="0.1508in" table:end-y="0.1819in" draw:z-index="12" draw:style-name="gr4" draw:text-style-name="P2" svg:width="1.6185in" svg:height="0.1453in" svg:x="0.1094in" svg:y="0.0366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student sequence'.AG20" table:end-x="0.076in" table:end-y="0.1638in" draw:z-index="17" draw:style-name="gr3" draw:text-style-name="P1" svg:width="0.9748in" svg:height="0.4047in" svg:x="0.087in" svg:y="0.1323in">
              <text:p text:style-name="P1">save(StudentDTO)</text:p>
            </draw:rect>
          </table:table-cell>
          <table:table-cell table:style-name="ce112" table:number-columns-repeated="17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custom-shape table:end-cell-address="'Add student sequence'.AA19" table:end-x="0.0535in" table:end-y="0.161in" draw:z-index="14" draw:style-name="gr4" draw:text-style-name="P2" svg:width="1.4362in" svg:height="0.1453in" svg:x="0.1949in" svg:y="0.0157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4"/>
          <table:table-cell table:style-name="ce112">
            <draw:rect table:end-cell-address="'Add student sequence'.AM22" table:end-x="0.1657in" table:end-y="0.0098in" draw:z-index="19" draw:style-name="gr3" draw:text-style-name="P1" svg:width="0.9748in" svg:height="0.4047in" svg:x="0.1768in" svg:y="0.1654in">
              <text:p text:style-name="P1">getConnection()</text:p>
            </draw:rect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Add student sequence'.AH21" table:end-x="0.0516in" table:end-y="0.0161in" draw:z-index="16" draw:style-name="gr4" draw:text-style-name="P2" svg:width="1.2378in" svg:height="0.1453in" svg:x="0.1941in" svg:y="0.0579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8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Add student sequence'.AN22" table:end-x="0.1413in" table:end-y="0.0492in" draw:z-index="18" draw:style-name="gr4" draw:text-style-name="P2" svg:width="1.2378in" svg:height="0.1453in" svg:x="0.0866in" svg:y="0.0906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Add student sequence'.AN24" table:end-x="0.0299in" table:end-y="0.0996in" draw:z-index="26" draw:style-name="gr3" draw:text-style-name="P1" svg:width="0.9748in" svg:height="0.4047in" svg:x="0.0409in" svg:y="0.0685in">
              <text:p text:style-name="P1">return database</text:p>
              <text:p text:style-name="P1">connection</text:p>
            </draw:rect>
          </table:table-cell>
          <table:table-cell table:style-name="ce112" table:number-columns-repeated="10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Add student sequence'.AN24" table:end-x="0.1287in" table:end-y="0.1598in" draw:z-index="25" draw:style-name="gr6" draw:text-style-name="P2" svg:width="1.2378in" svg:height="0.1453in" svg:x="0.074in" svg:y="0.0146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>
            <draw:rect table:end-cell-address="'Add student sequence'.AN26" table:end-x="0.1732in" table:end-y="0.1811in" draw:z-index="21" draw:style-name="gr3" draw:text-style-name="P1" svg:width="0.9748in" svg:height="0.4047in" svg:x="0.1843in" svg:y="0.15in">
              <text:p text:style-name="P1">insert into the database</text:p>
            </draw:rect>
          </table:table-cell>
          <table:table-cell table:style-name="ce112" table:number-columns-repeated="8"/>
          <table:table-cell table:style-name="ce112">
            <draw:custom-shape table:end-cell-address="'Add student sequence'.AT29" table:end-x="0.1244in" table:end-y="0.0638in" draw:z-index="35" draw:style-name="gr7" svg:width="0.4846in" svg:height="0.9008in" svg:x="0.0343in" svg:y="0.0972in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Add student sequence'.AQ26" table:end-x="0.1846in" table:end-y="0.1795in" draw:z-index="20" draw:style-name="gr4" draw:text-style-name="P2" svg:width="1.8787in" svg:height="0.1594in" svg:x="0.0803in" svg:y="0.0201in">
              <text:p/>
              <draw:enhanced-geometry svg:viewBox="0 0 21600 21600" draw:mirror-vertical="true" draw:text-areas="0 ?f0 ?f5 ?f2" draw:mirror-horizontal="false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>
            <draw:rect table:end-cell-address="'Add student sequence'.AN28" table:end-x="0.1764in" table:end-y="0.0705in" draw:z-index="34" draw:style-name="gr3" draw:text-style-name="P1" svg:width="0.9748in" svg:height="0.4047in" svg:x="0.1874in" svg:y="0.0394in">
              <text:p text:style-name="P1">return result</text:p>
            </draw:rect>
          </table:table-cell>
          <table:table-cell table:style-name="ce112" table:number-columns-repeated="10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Add student sequence'.AR28" table:end-x="0.0079in" table:end-y="0.052in" draw:z-index="33" draw:style-name="gr6" draw:text-style-name="P2" svg:width="1.9169in" svg:height="0.1453in" svg:x="0.0626in" svg:y="0.0933in">
              <text:p/>
              <draw:enhanced-geometry svg:viewBox="0 0 21600 21600" draw:mirror-vertical="true" draw:text-areas="0 ?f0 ?f5 ?f2" draw:mirror-horizontal="true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student sequence'.AG30" table:end-x="0.1173in" table:end-y="0.0327in" draw:z-index="28" draw:style-name="gr3" draw:text-style-name="P1" svg:width="0.9748in" svg:height="0.4047in" svg:x="0.1283in" svg:y="0.0016in">
              <text:p text:style-name="P1">return result</text:p>
              <text:p text:style-name="P1">true/false</text:p>
            </draw:rect>
          </table:table-cell>
          <table:table-cell table:style-name="ce112" table:number-columns-repeated="17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Add student sequence'.Z31" table:end-x="0.1177in" table:end-y="0.0713in" draw:z-index="30" draw:style-name="gr3" draw:text-style-name="P1" svg:width="0.9748in" svg:height="0.4047in" svg:x="0.1287in" svg:y="0.0402in">
              <text:p text:style-name="P1">return result</text:p>
              <text:p text:style-name="P1">true/false</text:p>
            </draw:rect>
          </table:table-cell>
          <table:table-cell table:style-name="ce112" table:number-columns-repeated="24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>
            <draw:rect table:end-cell-address="'Add student sequence'.R33" table:end-x="0.0142in" table:end-y="0.002in" draw:z-index="32" draw:style-name="gr3" draw:text-style-name="P1" svg:width="0.9748in" svg:height="0.4047in" svg:x="0.0256in" svg:y="0.1579in">
              <text:p text:style-name="P1">Show the result message</text:p>
            </draw:rect>
          </table:table-cell>
          <table:table-cell table:style-name="ce114" table:number-columns-repeated="3"/>
          <table:table-cell table:style-name="ce112" table:number-columns-repeated="10"/>
          <table:table-cell table:style-name="ce112">
            <draw:custom-shape table:end-cell-address="'Add student sequence'.AH30" table:end-x="0.0189in" table:end-y="0.1717in" draw:z-index="27" draw:style-name="gr6" draw:text-style-name="P2" svg:width="1.2378in" svg:height="0.1453in" svg:x="0.1614in" svg:y="0.0264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8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custom-shape table:end-cell-address="'Add student sequence'.AA31" table:end-x="0.1421in" table:end-y="0.1606in" draw:z-index="29" draw:style-name="gr6" draw:text-style-name="P2" svg:width="1.5551in" svg:height="0.1453in" svg:x="0.1646in" svg:y="0.0154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26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student sequence'.S33" table:end-x="0.1315in" table:end-y="0.0228in" draw:z-index="31" draw:style-name="gr6" draw:text-style-name="P2" svg:width="1.6654in" svg:height="0.1453in" svg:x="0.0433in" svg:y="0.0646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3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office:value-type="string">
            <text:p>* :String name, String account, String date, double mark, String language, String course</text:p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2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2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37" table:number-columns-repeated="3"/>
          <table:table-cell table:style-name="ce139"/>
          <table:table-cell table:style-name="ce137"/>
          <table:table-cell table:style-name="ce139" table:number-columns-repeated="2"/>
          <table:table-cell table:style-name="ce137"/>
          <table:table-cell table:style-name="ce139" table:number-columns-repeated="4"/>
          <table:table-cell table:style-name="ce137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d course sequence" table:style-name="ta9" table:print-ranges="'Add course sequence'.B2:'Add course sequence'.AU69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29" table:number-columns-spanned="2" table:number-rows-spanned="1"/>
          <table:covered-table-cell table:style-name="ce133"/>
          <table:table-cell table:style-name="ce91" table:number-columns-repeated="3"/>
          <table:table-cell table:style-name="ce138"/>
          <table:table-cell table:style-name="ce140"/>
          <table:table-cell table:style-name="ce141" table:number-columns-repeated="7"/>
          <table:table-cell table:style-name="ce91" table:number-columns-repeated="29"/>
          <table:table-cell table:style-name="ce143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0" office:value-type="string">
            <text:p>Add course sequence diagram</text:p>
          </table:table-cell>
          <table:table-cell table:style-name="ce134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>
            <draw:rect table:end-cell-address="'Add course sequence'.F12" table:end-x="0.0909in" table:end-y="0.0031in" draw:z-index="8" draw:style-name="gr1" draw:text-style-name="P1" svg:width="0.6681in" svg:height="0.1972in" svg:x="0.0146in" svg:y="0.1795in">
              <text:p text:style-name="P1">User</text:p>
            </draw:rect>
          </table:table-cell>
          <table:covered-table-cell table:style-name="ce135"/>
          <table:table-cell table:style-name="ce112" table:number-columns-repeated="2"/>
          <table:table-cell table:style-name="ce112">
            <draw:rect table:end-cell-address="'Add course sequence'.N11" table:end-x="0.1217in" table:end-y="0.1846in" draw:z-index="6" draw:style-name="gr1" draw:text-style-name="P1" svg:width="1.4287in" svg:height="0.1972in" svg:x="0.0732in" svg:y="0.174in">
              <text:p text:style-name="P1">AddNewCourse.jsp</text:p>
            </draw:rect>
          </table:table-cell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line table:end-cell-address="'Add course sequence'.K34" table:end-x="0.0146in" table:end-y="0.076in" draw:z-index="7" draw:style-name="gr2" draw:text-style-name="P1" svg:x1="0.0146in" svg:y1="0.1819in" svg:x2="0.0146in" svg:y2="4.3724in">
              <text:p/>
            </draw:line>
          </table:table-cell>
          <table:table-cell table:style-name="ce112"/>
          <table:table-cell table:style-name="ce114" table:number-columns-repeated="2"/>
          <table:table-cell table:style-name="ce114">
            <draw:rect table:end-cell-address="'Add course sequence'.V12" table:end-x="0.1965in" table:end-y="0.0343in" draw:z-index="0" draw:style-name="gr1" draw:text-style-name="P1" svg:width="1.413in" svg:height="0.1972in" svg:x="0.1638in" svg:y="0.024in">
              <text:p text:style-name="P1">ICMSServlet.java</text:p>
            </draw:rect>
          </table:table-cell>
          <table:table-cell table:style-name="ce114"/>
          <table:table-cell table:style-name="ce112" table:number-columns-repeated="7"/>
          <table:table-cell table:style-name="ce112">
            <draw:rect table:end-cell-address="'Add course sequence'.AD12" table:end-x="0.1197in" table:end-y="0.035in" draw:z-index="2" draw:style-name="gr1" draw:text-style-name="P1" svg:width="1.2807in" svg:height="0.1972in" svg:x="0.022in" svg:y="0.0248in">
              <text:p text:style-name="P1">CourseBLO.java</text:p>
            </draw:rect>
          </table:table-cell>
          <table:table-cell table:style-name="ce112" table:number-columns-repeated="6"/>
          <table:table-cell table:style-name="ce112">
            <draw:rect table:end-cell-address="'Add course sequence'.AK12" table:end-x="0.1083in" table:end-y="0.0138in" draw:z-index="22" draw:style-name="gr1" draw:text-style-name="P1" svg:width="1.226in" svg:height="0.1972in" svg:x="0.0654in" svg:y="0.0035in">
              <text:p text:style-name="P1">CourseDAO.java</text:p>
            </draw:rect>
          </table:table-cell>
          <table:table-cell table:style-name="ce112" table:number-columns-repeated="6"/>
          <table:table-cell table:style-name="ce112">
            <draw:rect table:end-cell-address="'Add course sequence'.AP12" table:end-x="0.1055in" table:end-y="0.0252in" draw:z-index="4" draw:style-name="gr1" draw:text-style-name="P1" svg:width="0.8185in" svg:height="0.1972in" svg:x="0.076in" svg:y="0.015in">
              <text:p text:style-name="P1">DbUtil.java</text:p>
            </draw:rect>
          </table:table-cell>
          <table:table-cell table:style-name="ce112" table:number-columns-repeated="7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>
            <draw:line table:end-cell-address="'Add course sequence'.D34" table:end-x="0.124in" table:end-y="0.1067in" draw:z-index="9" draw:style-name="gr2" draw:text-style-name="P1" svg:x1="0.124in" svg:y1="0.0028in" svg:x2="0.124in" svg:y2="4.2161in">
              <text:p/>
            </draw:line>
            <draw:rect table:end-cell-address="'Add course sequence'.I14" table:end-x="0.1681in" table:end-y="0.1031in" draw:z-index="11" draw:style-name="gr3" draw:text-style-name="P1" svg:width="0.9748in" svg:height="0.4047in" svg:x="0.1791in" svg:y="0.072in">
              <text:p text:style-name="P1">Click on </text:p>
              <text:p text:style-name="P1">Save button</text:p>
            </draw:rect>
          </table:table-cell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Add course sequence'.S34" table:end-x="0.1307in" table:end-y="0.0969in" draw:z-index="1" draw:style-name="gr2" draw:text-style-name="P1" svg:x1="0.1307in" svg:y1="0.0445in" svg:x2="0.1307in" svg:y2="4.2063in">
              <text:p/>
            </draw:line>
          </table:table-cell>
          <table:table-cell table:style-name="ce112" table:number-columns-repeated="7"/>
          <table:table-cell table:style-name="ce112">
            <draw:line table:end-cell-address="'Add course sequence'.AA34" table:end-x="0.1091in" table:end-y="0.1173in" draw:z-index="3" draw:style-name="gr2" draw:text-style-name="P1" svg:x1="0.1091in" svg:y1="0.0445in" svg:x2="0.1091in" svg:y2="4.2268in">
              <text:p/>
            </draw:line>
          </table:table-cell>
          <table:table-cell table:style-name="ce112" table:number-columns-repeated="6"/>
          <table:table-cell table:style-name="ce112">
            <draw:line table:end-cell-address="'Add course sequence'.AH34" table:end-x="0.0106in" table:end-y="0.0654in" draw:z-index="23" draw:style-name="gr2" draw:text-style-name="P1" svg:x1="0.0106in" svg:y1="0.0122in" svg:x2="0.0094in" svg:y2="4.1748in">
              <text:p/>
            </draw:line>
          </table:table-cell>
          <table:table-cell table:style-name="ce112" table:number-columns-repeated="5"/>
          <table:table-cell table:style-name="ce112">
            <draw:line table:end-cell-address="'Add course sequence'.AN24" table:end-x="0.1004in" table:end-y="0.1071in" draw:z-index="5" draw:style-name="gr2" draw:text-style-name="P1" svg:x1="0.1004in" svg:y1="0.0236in" svg:x2="0.1004in" svg:y2="2.3484in">
              <text:p/>
            </draw:line>
          </table:table-cell>
          <table:table-cell table:style-name="ce112" table:number-columns-repeated="5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>
            <draw:custom-shape table:end-cell-address="'Add course sequence'.J14" table:end-x="0.1831in" table:end-y="0.1819in" draw:z-index="10" draw:style-name="gr4" draw:text-style-name="P2" svg:width="1.2378in" svg:height="0.1453in" svg:x="0.1283in" svg:y="0.0366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>
            <draw:rect table:end-cell-address="'Add course sequence'.R16" table:end-x="0.0512in" table:end-y="0.1697in" draw:z-index="24" draw:style-name="gr3" draw:text-style-name="P1" svg:width="0.9748in" svg:height="0.4047in" svg:x="0.0626in" svg:y="0.1386in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course sequence'.L16" table:end-x="0.0205in" table:end-y="0.1173in" draw:z-index="36" draw:style-name="gr5" svg:width="0.1972in" svg:height="0.2819in" svg:x="0.0205in" svg:y="0.0224in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course sequence'.Q18" table:end-x="0.1063in" table:end-y="0.115in" draw:z-index="13" draw:style-name="gr3" draw:text-style-name="P1" svg:width="0.9748in" svg:height="0.4047in" svg:x="0.1173in" svg:y="0.0839in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course sequence'.S18" table:end-x="0.1083in" table:end-y="0.115in" draw:z-index="12" draw:style-name="gr4" draw:text-style-name="P2" svg:width="1.6185in" svg:height="0.1453in" svg:x="0.0669in" svg:y="0.1567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3"/>
          <table:table-cell table:style-name="ce112">
            <draw:rect table:end-cell-address="'Add course sequence'.Y19" table:end-x="0.1783in" table:end-y="0.0425in" draw:z-index="15" draw:style-name="gr3" draw:text-style-name="P1" svg:width="0.9748in" svg:height="0.4047in" svg:x="0.1894in" svg:y="0.0114in">
              <text:p text:style-name="P1">save(CourseDTO)</text:p>
            </draw:rect>
          </table:table-cell>
          <table:table-cell table:style-name="ce112" table:number-columns-repeated="25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custom-shape table:end-cell-address="'Add course sequence'.AA19" table:end-x="0.0862in" table:end-y="0.0941in" draw:z-index="14" draw:style-name="gr4" draw:text-style-name="P2" svg:width="1.5114in" svg:height="0.1453in" svg:x="0.1524in" svg:y="0.1354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8"/>
          <table:table-cell table:style-name="ce112">
            <draw:rect table:end-cell-address="'Add course sequence'.AG20" table:end-x="0.0728in" table:end-y="0.0969in" draw:z-index="17" draw:style-name="gr3" draw:text-style-name="P1" svg:width="0.9748in" svg:height="0.4047in" svg:x="0.0839in" svg:y="0.0654in">
              <text:p text:style-name="P1">save(CourseDTO)</text:p>
            </draw:rect>
          </table:table-cell>
          <table:table-cell table:style-name="ce112" table:number-columns-repeated="17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Add course sequence'.AH20" table:end-x="0.0091in" table:end-y="0.1362in" draw:z-index="16" draw:style-name="gr4" draw:text-style-name="P2" svg:width="1.2378in" svg:height="0.1453in" svg:x="0.1516in" svg:y="0.1776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6"/>
          <table:table-cell table:style-name="ce112">
            <draw:rect table:end-cell-address="'Add course sequence'.AM21" table:end-x="0.1232in" table:end-y="0.1295in" draw:z-index="19" draw:style-name="gr3" draw:text-style-name="P1" svg:width="0.9748in" svg:height="0.4047in" svg:x="0.1343in" svg:y="0.0984in">
              <text:p text:style-name="P1">getConnection()</text:p>
            </draw:rect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Add course sequence'.AN21" table:end-x="0.0988in" table:end-y="0.1689in" draw:z-index="18" draw:style-name="gr4" draw:text-style-name="P2" svg:width="1.2378in" svg:height="0.1453in" svg:x="0.0441in" svg:y="0.0236in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rect table:end-cell-address="'Add course sequence'.AM24" table:end-x="0.1846in" table:end-y="0.0327in" draw:z-index="26" draw:style-name="gr3" draw:text-style-name="P1" svg:width="0.9748in" svg:height="0.4047in" svg:x="0.1957in" svg:y="0.0016in">
              <text:p text:style-name="P1">return database</text:p>
              <text:p text:style-name="P1">connection</text:p>
            </draw:rect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Add course sequence'.AN24" table:end-x="0.0862in" table:end-y="0.0929in" draw:z-index="25" draw:style-name="gr6" draw:text-style-name="P2" svg:width="1.2378in" svg:height="0.1453in" svg:x="0.0315in" svg:y="0.1343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Add course sequence'.AN26" table:end-x="0.1307in" table:end-y="0.1142in" draw:z-index="21" draw:style-name="gr3" draw:text-style-name="P1" svg:width="0.9748in" svg:height="0.4047in" svg:x="0.1417in" svg:y="0.0831in">
              <text:p text:style-name="P1">insert into the database</text:p>
            </draw:rect>
          </table:table-cell>
          <table:table-cell table:style-name="ce112" table:number-columns-repeated="7"/>
          <table:table-cell table:style-name="ce112">
            <draw:custom-shape table:end-cell-address="'Add course sequence'.AT28" table:end-x="0.0819in" table:end-y="0.1839in" draw:z-index="35" draw:style-name="gr7" svg:width="0.4846in" svg:height="0.9008in" svg:x="0.189in" svg:y="0.0303in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 table:number-columns-repeated="2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7"/>
          <table:table-cell table:style-name="ce112">
            <draw:custom-shape table:end-cell-address="'Add course sequence'.AQ26" table:end-x="0.1421in" table:end-y="0.1126in" draw:z-index="20" draw:style-name="gr4" draw:text-style-name="P2" svg:width="1.8787in" svg:height="0.1594in" svg:x="0.0378in" svg:y="0.1398in">
              <text:p/>
              <draw:enhanced-geometry svg:viewBox="0 0 21600 21600" draw:mirror-vertical="true" draw:text-areas="0 ?f0 ?f5 ?f2" draw:mirror-horizontal="false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>
            <draw:rect table:end-cell-address="'Add course sequence'.AN28" table:end-x="0.1339in" table:end-y="0.0035in" draw:z-index="34" draw:style-name="gr3" draw:text-style-name="P1" svg:width="0.9748in" svg:height="0.4047in" svg:x="0.1449in" svg:y="0.1591in">
              <text:p text:style-name="P1">return result</text:p>
            </draw:rect>
          </table:table-cell>
          <table:table-cell table:style-name="ce112" table:number-columns-repeated="10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course sequence'.AG29" table:end-x="0.0748in" table:end-y="0.1524in" draw:z-index="28" draw:style-name="gr3" draw:text-style-name="P1" svg:width="0.9748in" svg:height="0.4047in" svg:x="0.0858in" svg:y="0.1213in">
              <text:p text:style-name="P1">return result</text:p>
              <text:p text:style-name="P1">true/false</text:p>
            </draw:rect>
          </table:table-cell>
          <table:table-cell table:style-name="ce112" table:number-columns-repeated="5"/>
          <table:table-cell table:style-name="ce112">
            <draw:custom-shape table:end-cell-address="'Add course sequence'.AQ27" table:end-x="0.1626in" table:end-y="0.1717in" draw:z-index="33" draw:style-name="gr6" draw:text-style-name="P2" svg:width="1.9169in" svg:height="0.1453in" svg:x="0.0201in" svg:y="0.0264in">
              <text:p/>
              <draw:enhanced-geometry svg:viewBox="0 0 21600 21600" draw:mirror-vertical="true" draw:text-areas="0 ?f0 ?f5 ?f2" draw:mirror-horizontal="true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1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Add course sequence'.Z31" table:end-x="0.0752in" table:end-y="0.0043in" draw:z-index="30" draw:style-name="gr3" draw:text-style-name="P1" svg:width="0.9748in" svg:height="0.4047in" svg:x="0.0862in" svg:y="0.1602in">
              <text:p text:style-name="P1">return result</text:p>
              <text:p text:style-name="P1">true/false</text:p>
            </draw:rect>
          </table:table-cell>
          <table:table-cell table:style-name="ce112" table:number-columns-repeated="24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Add course sequence'.AG30" table:end-x="0.1736in" table:end-y="0.1047in" draw:z-index="27" draw:style-name="gr6" draw:text-style-name="P2" svg:width="1.2378in" svg:height="0.1453in" svg:x="0.1189in" svg:y="0.1461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8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course sequence'.Q32" table:end-x="0.1689in" table:end-y="0.122in" draw:z-index="32" draw:style-name="gr3" draw:text-style-name="P1" svg:width="0.9748in" svg:height="0.4047in" svg:x="0.1799in" svg:y="0.0909in">
              <text:p text:style-name="P1">Show the result message</text:p>
            </draw:rect>
          </table:table-cell>
          <table:table-cell table:style-name="ce114" table:number-columns-repeated="4"/>
          <table:table-cell table:style-name="ce112" table:number-columns-repeated="2"/>
          <table:table-cell table:style-name="ce112">
            <draw:custom-shape table:end-cell-address="'Add course sequence'.AA31" table:end-x="0.0996in" table:end-y="0.0937in" draw:z-index="29" draw:style-name="gr6" draw:text-style-name="P2" svg:width="1.5551in" svg:height="0.1453in" svg:x="0.122in" svg:y="0.1354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26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course sequence'.S32" table:end-x="0.089in" table:end-y="0.1429in" draw:z-index="31" draw:style-name="gr6" draw:text-style-name="P2" svg:width="1.6654in" svg:height="0.1453in" svg:x="0.0008in" svg:y="0.1843in">
              <text:p/>
              <draw:enhanced-geometry svg:viewBox="0 0 21600 21600" draw:mirror-vertical="true" draw:text-areas="0 ?f0 ?f5 ?f2" draw:mirror-horizontal="true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4">
          <table:table-cell/>
          <table:table-cell table:style-name="ce51"/>
          <table:table-cell table:style-name="ce131"/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2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2" table:number-columns-repeated="3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table:number-columns-spanned="2" table:number-rows-spanned="1"/>
          <table:covered-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37" table:number-columns-repeated="3"/>
          <table:table-cell table:style-name="ce139"/>
          <table:table-cell table:style-name="ce137"/>
          <table:table-cell table:style-name="ce139" table:number-columns-repeated="2"/>
          <table:table-cell table:style-name="ce137"/>
          <table:table-cell table:style-name="ce139" table:number-columns-repeated="4"/>
          <table:table-cell table:style-name="ce137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a" table:base-cell-address="$Cover.$A$1" table:expression="$#REF!.$O$11"/>
        <table:named-expression table:name="aaaa" table:base-cell-address="$Cover.$A$1" table:expression="$#REF!.$O$13"/>
        <table:named-expression table:name="DIC" table:base-cell-address="$Cover.$A$1" table:expression="$#REF!.$B$3:$H$23"/>
        <table:named-expression table:name="DIC2" table:base-cell-address="$Cover.$A$1" table:expression="['file://rai-server/Training%20Materials/JQA/Plan/PCL/Template_PCL3.xls'#$DIC2.$B$3:.$D$140]"/>
        <table:named-expression table:name="FIELD_DOMAIN" table:base-cell-address="$Cover.$A$1" table:expression="$#REF!.$A$2:$A$65"/>
        <table:named-expression table:name="FIELD_DOMAIN_VAL" table:base-cell-address="$Cover.$A$1" table:expression="$#REF!.$B$2:$D$998"/>
        <table:named-range table:name="LG" table:base-cell-address="$Cover.$A$1" table:cell-range-address="$'Record of changes'.$A$1"/>
        <table:named-expression table:name="LG 1" table:base-cell-address="$Cover.$A$1" table:expression="$#REF!.$#REF!$#REF!"/>
        <table:named-expression table:name="list1" table:base-cell-address="$Cover.$A$1" table:expression="$#REF!.$A$1:$I$1048574"/>
        <table:named-expression table:name="OBJ" table:base-cell-address="$Cover.$A$1" table:expression="$#REF!.$#REF!$#REF!:$#REF!$#REF!"/>
        <table:named-expression table:name="pg_id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2]"/>
        <table:named-expression table:name="pg_name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4]"/>
        <table:named-range table:name="Excel_BuiltIn_Print_Area" table:base-cell-address="$Cover.$A$1" table:cell-range-address="$'Add course sequence'.$B$2:.$AU$69" table:range-usable-as="print-range"/>
        <table:named-range table:name="Excel_BuiltIn_Print_Area 1" table:base-cell-address="$Cover.$A$1" table:cell-range-address="$'Add student sequence'.$B$2:.$AU$69" table:range-usable-as="print-range"/>
        <table:named-range table:name="Excel_BuiltIn_Print_Area 2" table:base-cell-address="$Cover.$A$1" table:cell-range-address="$'Class list'.$B$2:.$AU$24" table:range-usable-as="print-range"/>
        <table:named-range table:name="Excel_BuiltIn_Print_Area 3" table:base-cell-address="$Cover.$A$1" table:cell-range-address="$'Function list'.$B$2:.$AU$78" table:range-usable-as="print-range"/>
        <table:named-range table:name="Excel_BuiltIn_Print_Area 4" table:base-cell-address="$Cover.$A$1" table:cell-range-address="$'Record of changes'.$A$2:.$H$37" table:range-usable-as="print-range"/>
        <table:named-range table:name="Excel_BuiltIn_Print_Area 5" table:base-cell-address="$Cover.$A$1" table:cell-range-address="$'Search sequence '.$B$2:.$AU$69" table:range-usable-as="print-range"/>
        <table:named-range table:name="Excel_BuiltIn_Print_Titles" table:base-cell-address="$Cover.$A$1" table:cell-range-address="$'Add course sequence'.$A$2:.$AMJ$6" table:range-usable-as="repeat-column repeat-row"/>
        <table:named-range table:name="Excel_BuiltIn_Print_Titles 1" table:base-cell-address="$Cover.$A$1" table:cell-range-address="$'Add student sequence'.$A$2:.$AMJ$6" table:range-usable-as="repeat-column repeat-row"/>
        <table:named-range table:name="Excel_BuiltIn_Print_Titles 2" table:base-cell-address="$Cover.$A$1" table:cell-range-address="$'Class list'.$A$2:.$AMJ$6" table:range-usable-as="repeat-column repeat-row"/>
        <table:named-range table:name="Excel_BuiltIn_Print_Titles 3" table:base-cell-address="$Cover.$A$1" table:cell-range-address="$'Function list'.$A$2:.$AMJ$6" table:range-usable-as="repeat-column repeat-row"/>
        <table:named-range table:name="Excel_BuiltIn_Print_Titles 4" table:base-cell-address="$Cover.$A$1" table:cell-range-address="$'Search sequence '.$A$2:.$AMJ$6" table:range-usable-as="repeat-column repeat-row"/>
        <table:named-expression table:name="カテゴリ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カテゴリ.$M$6:.$M$16]"/>
        <table:named-expression table:name="他book_open" table:base-cell-address="$Cover.$A$1" table:expression="#name!他book_open"/>
        <table:named-expression table:name="所要時間" table:base-cell-address="$Cover.$A$1" table:expression="#name!所要時間"/>
        <table:named-expression table:name="抽出押下" table:base-cell-address="$Cover.$A$1" table:expression="#name!抽出押下"/>
        <table:named-expression table:name="終了押下" table:base-cell-address="$Cover.$A$1" table:expression="#name!終了押下"/>
        <table:named-expression table:name="論理データ型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論理データ型.$A$3:.$A$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/>
    <style:font-face style:name="MS UI Gothic" svg:font-family="'MS UI Gothic'" style:font-family-generic="modern"/>
    <style:font-face style:name="ＭＳ Ｐゴシック1" svg:font-family="'ＭＳ Ｐゴシック'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-¥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0" number:min-integer-digits="1" number:grouping="true"/>
      <number:text> </number:text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P0" style:volatile="true">
      <number:text>¥</number:text>
      <number:number number:decimal-places="0" number:min-integer-digits="1" number:grouping="true"/>
    </number:number-style>
    <number:number-style style:name="N145">
      <style:text-properties fo:color="#ff0000"/>
      <number:text>-¥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¥</number:text>
      <number:number number:decimal-places="2" number:min-integer-digits="1" number:grouping="true"/>
    </number:number-style>
    <number:number-style style:name="N147">
      <number:text>-¥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¥</number:text>
      <number:number number:decimal-places="2" number:min-integer-digits="1" number:grouping="true"/>
    </number:number-style>
    <number:number-style style:name="N148">
      <style:text-properties fo:color="#ff0000"/>
      <number:text>-¥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¥</number:text>
      <number:number number:decimal-places="0" number:min-integer-digits="1" number:grouping="true"/>
      <number:text> </number:text>
    </number:number-style>
    <number:number-style style:name="N152P1" style:volatile="true">
      <number:text>-¥</number:text>
      <number:number number:decimal-places="0" number:min-integer-digits="1" number:grouping="true"/>
      <number:text> </number:text>
    </number:number-style>
    <number:number-style style:name="N152P2" style:volatile="true">
      <number:text> ¥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¥</number:text>
      <number:number number:decimal-places="2" number:min-integer-digits="1" number:grouping="true"/>
      <number:text> </number:text>
    </number:number-style>
    <number:number-style style:name="N158P1" style:volatile="true">
      <number:text>-¥</number:text>
      <number:number number:decimal-places="2" number:min-integer-digits="1" number:grouping="true"/>
      <number:text> </number:text>
    </number:number-style>
    <number:number-style style:name="N158P2" style:volatile="true">
      <number:text> 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number:min-integer-digits="1"/>
      <number:text> </number:text>
    </number:number-style>
    <number:date-style style:name="N163">
      <number:year number:style="long"/>
      <number:text>年</number:text>
      <number:month/>
      <number:text>月</number:text>
      <number:day/>
      <number:text>日</number:text>
    </number:date-style>
    <number:date-style style:name="N164P0" style:volatile="true">
      <number:month number:style="long"/>
      <number:text>/</number:text>
      <number:day number:style="long"/>
      <number:text>/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date-style style:name="N17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74">
      <number:text-content/>
      <style:map style:condition="value()&gt;=0" style:apply-style-name="N174P0"/>
    </number:text-style>
    <number:percentage-style style:name="N175">
      <number:number number:decimal-places="1" number:min-integer-digits="1"/>
      <number:text>%</number:text>
    </number:percentag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¥</number:text>
      <number:number number:decimal-places="2" number:min-integer-digits="1" number:grouping="true"/>
    </number:number-style>
    <number:number-style style:name="N177">
      <style:text-properties fo:color="#ff0000"/>
      <number:text>¥-</number:text>
      <number:number number:decimal-places="2" number:min-integer-digits="1" number:grouping="true"/>
      <style:map style:condition="value()&gt;=0" style:apply-style-name="N177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IBUNSI_5f_PCL_5f_PolicyGroupSettingDialog_20__28_2_29_" style:display-name="Normal_HIBUNSI_PCL_PolicyGroupSettingDialog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5f_RS-5_5f_8_5f_メニュー階層図_5f_輸配送管理_5f_20060926" style:display-name="Normal_RS-5_8_メニュー階層図_輸配送管理_200609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Template_5f_PCL3" style:display-name="Normal_Template_PCL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文字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18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1" fo:font-size="8.25pt" fo:font-style="normal" fo:text-shadow="none" style:text-underline-style="solid" style:text-underline-width="auto" style:text-underline-color="font-color" fo:font-weight="normal" style:font-name-asian="ＭＳ Ｐゴシック1" style:font-size-asian="8.25pt" style:font-style-asian="normal" style:font-weight-asian="normal" style:font-size-complex="8.25pt" style:font-style-complex="normal" style:font-weight-complex="normal"/>
    </style:style>
    <draw:marker draw:name="Arrowheads_20_2" draw:display-name="Arrowheads 2" svg:viewBox="0 0 1131 902" svg:d="m564 0-564 902h1131z"/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1701in" style:first-page-number="continue" style:scale-to="100%" style:writing-mode="lr-tb"/>
      <style:header-style>
        <style:header-footer-properties fo:min-height="0.2957in" fo:margin-left="0in" fo:margin-right="0.578in" fo:margin-bottom="0.2409in"/>
      </style:header-style>
      <style:footer-style>
        <style:header-footer-properties svg:height="0in" fo:margin-left="0in" fo:margin-right="0.57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4in" fo:margin-bottom="0.5in" fo:margin-left="0.75in" fo:margin-right="0.5in" style:first-page-number="continue" style:scale-to-X="1" style:scale-to-Y="1" style:writing-mode="lr-tb"/>
      <style:header-style>
        <style:header-footer-properties fo:min-height="0.2957in" fo:margin-left="0in" fo:margin-right="0.248in" fo:margin-bottom="0.2409in"/>
      </style:header-style>
      <style:footer-style>
        <style:header-footer-properties svg:height="0in" fo:margin-left="0in" fo:margin-right="0.248in" fo:margin-top="0in"/>
      </style:footer-style>
    </style:page-layout>
    <style:page-layout style:name="Mpm5">
      <style:page-layout-properties style:num-format="1" style:print-orientation="portrait" fo:margin-top="0.25in" fo:margin-bottom="0.5in" fo:margin-left="0.75in" fo:margin-right="0.1799in" style:first-page-number="continue" style:scale-to="100%" style:writing-mode="lr-tb"/>
      <style:header-style>
        <style:header-footer-properties fo:min-height="0.2957in" fo:margin-left="0in" fo:margin-right="0.5681in" fo:margin-bottom="0.311in"/>
      </style:header-style>
      <style:footer-style>
        <style:header-footer-properties svg:height="0in" fo:margin-left="0in" fo:margin-right="0.5681in" fo:margin-top="0in"/>
      </style:footer-style>
    </style:page-layout>
    <style:page-layout style:name="Mpm6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page-layout style:name="Mpm7">
      <style:page-layout-properties fo:page-width="8.2681in" fo:page-height="11.6929in" style:num-format="1" style:print-orientation="portrait" fo:margin-top="0.2in" fo:margin-bottom="0.1701in" fo:margin-left="0.1701in" fo:margin-right="0.1701in" style:first-page-number="continue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page-layout style:name="Mpm8">
      <style:page-layout-properties fo:page-width="8.2681in" fo:page-height="11.6929in" style:num-format="1" style:print-orientation="portrait" fo:margin-top="0.2in" fo:margin-bottom="0.1701in" fo:margin-left="0.1701in" fo:margin-right="0.1701in" style:first-page-number="continue" style:scale-to="84%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0">10/30/2011</text:date>, <text:time>12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Record_20_of_20_changes" style:display-name="PageStyle_Record of changes" style:page-layout-name="Mpm4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ignature" style:display-name="PageStyle_Signature" style:page-layout-name="Mpm5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ontents" style:display-name="PageStyle_Contents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Function_20_list" style:display-name="PageStyle_Function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lass_20_list" style:display-name="PageStyle_Class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earch_20_sequence_20_" style:display-name="PageStyle_Search sequence " style:page-layout-name="Mpm8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Add_20_student_20_sequence" style:display-name="PageStyle_Add student sequence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Add_20_course_20_sequence" style:display-name="PageStyle_Add course sequence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</meta:initial-creator>
    <meta:creation-date>2008-01-10T09:36:45</meta:creation-date>
    <dc:creator>Nguyen Xuan Doan</dc:creator>
    <dc:date>2011-10-30T12:00:49.52</dc:date>
    <meta:print-date>2010-06-11T14:59:34</meta:print-date>
    <meta:generator>OpenOffice.org/3.3$Win32 OpenOffice.org_project/330m20$Build-9567</meta:generator>
    <meta:editing-duration>PT2H7M55S</meta:editing-duration>
    <meta:editing-cycles>12</meta:editing-cycles>
    <meta:document-statistic meta:table-count="9" meta:cell-count="188" meta:object-count="11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Macro1()
Rem '
Rem ' Macro1 Macro
Rem ' Macro recorded 2008/01/16 by Admin
Rem '
Rem 
Rem '
Rem     Range("C5").Select
Rem     ActiveSheet.Hyperlinks.Add Anchor:=Selection, Address:="", SubAddress:= _
Rem         "Purpose!A1", TextToDisplay:="INTRODUCTION"
Rem     Range("C5").Select
Rem     Selection.Hyperlinks(1).Follow NewWindow:=False, AddHistory:=True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Sub Sheet3
Rem 
End Sub</script:module>
</file>

<file path=Basic/Standard/Sheet42.xml><?xml version="1.0" encoding="utf-8"?>
<!DOCTYPE module  PUBLIC '-//OpenOffice.org//DTD OfficeDocument 1.0//EN'  'module.dtd'>
<script:module xmlns:script="http://openoffice.org/2000/script" script:name="Sheet42" script:language="StarBasic">Rem Attribute VBA_ModuleType=VBADocumentModule
Sub Sheet42
Rem 
End Sub</script:module>
</file>

<file path=Basic/Standard/Sheet43.xml><?xml version="1.0" encoding="utf-8"?>
<!DOCTYPE module  PUBLIC '-//OpenOffice.org//DTD OfficeDocument 1.0//EN'  'module.dtd'>
<script:module xmlns:script="http://openoffice.org/2000/script" script:name="Sheet43" script:language="StarBasic">Rem Attribute VBA_ModuleType=VBADocumentModule
Sub Sheet43
Rem 
End Sub</script:module>
</file>

<file path=Basic/Standard/Sheet44.xml><?xml version="1.0" encoding="utf-8"?>
<!DOCTYPE module  PUBLIC '-//OpenOffice.org//DTD OfficeDocument 1.0//EN'  'module.dtd'>
<script:module xmlns:script="http://openoffice.org/2000/script" script:name="Sheet44" script:language="StarBasic">Rem Attribute VBA_ModuleType=VBADocumentModule
Sub Sheet44
Rem 
End Sub</script:module>
</file>

<file path=Basic/Standard/Sheet45.xml><?xml version="1.0" encoding="utf-8"?>
<!DOCTYPE module  PUBLIC '-//OpenOffice.org//DTD OfficeDocument 1.0//EN'  'module.dtd'>
<script:module xmlns:script="http://openoffice.org/2000/script" script:name="Sheet45" script:language="StarBasic">Rem Attribute VBA_ModuleType=VBADocumentModule
Sub Sheet45
Rem 
End Sub</script:module>
</file>

<file path=Basic/Standard/Sheet46.xml><?xml version="1.0" encoding="utf-8"?>
<!DOCTYPE module  PUBLIC '-//OpenOffice.org//DTD OfficeDocument 1.0//EN'  'module.dtd'>
<script:module xmlns:script="http://openoffice.org/2000/script" script:name="Sheet46" script:language="StarBasic">Rem Attribute VBA_ModuleType=VBADocumentModule
Sub Sheet46
Rem 
End Sub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Sub Sheet8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42"/>
  <library:element library:name="Sheet43"/>
  <library:element library:name="Sheet44"/>
  <library:element library:name="Sheet45"/>
  <library:element library:name="Sheet46"/>
  <library:element library:name="ThisWorkbook"/>
  <library:element library:name="Sheet1"/>
  <library:element library:name="Sheet2"/>
  <library:element library:name="Sheet3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